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dited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  <table:table table:name="Edited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e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e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e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e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e6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NewSheetName" table:style-name="ta1">
        <table:table-column table:style-name="co1" table:number-columns-repeated="20" table:default-cell-style-name="ce1"/>
        <table:table-row table:style-name="ro1">
          <table:table-cell office:value-type="string" table:style-name="ce1">
            <text:p>a1b1c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sipK</meta:initial-creator>
    <dc:creator>JosipK</dc:creator>
    <meta:creation-date>2009-07-23T09:31:12Z</meta:creation-date>
    <dc:date>2009-07-23T09:38:47Z</dc:date>
  </office:meta>
</office:document-meta>
</file>